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Senior Web / Javascript Engineer at Viggle Inc.</text:h>
      <text:p text:style-name="First_20_paragraph">Hell's Kitchen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Code samples (unminified, view source)</text:h>
      <text:list text:style-name="L1">
        <text:list-item>
          <text:p text:style-name="P1"><text:a xlink:type="simple" xlink:href="http://defualt.github.io/sloganizer/" office:name=""><text:span text:style-name="Definition">defualt.github.io/sloganizer/</text:span></text:a></text:p>
        </text:list-item>
        <text:list-item>
          <text:p text:style-name="P1"><text:a xlink:type="simple" xlink:href="http://defualt.github.io/accordionizer/" office:name=""><text:span text:style-name="Definition">defualt.github.io/accordionizer/</text:span></text:a></text:p>
        </text:list-item>
        <text:list-item>
          <text:p text:style-name="P1"><text:a xlink:type="simple" xlink:href="http://www.inperson.in" office:name=""><text:span text:style-name="Definition">www.inperson.in</text:span></text:a></text:p>
        </text:list-item>
      </text:list>
      <text:h text:style-name="Heading_20_2" text:outline-level="2">Computer environment</text:h>
      <text:p text:style-name="Definition_20_Term"><text:span text:style-name="T4">Javascript</text:span></text:p>
      <text:p text:style-name="Definition_20_Definition">jQuery - Angular - Backbone - Meteor - Grunt - Bower</text:p>
      <text:p text:style-name="Definition_20_Term"><text:span text:style-name="T5">CSS3</text:span></text:p>
      <text:p text:style-name="Definition_20_Definition">LESS - Sass</text:p>
      <text:p text:style-name="Definition_20_Term"><text:span text:style-name="T6">Backend</text:span></text:p>
      <text:p text:style-name="Definition_20_Definition">Node - MongoDB - AWS - PHP - MySQL</text:p>
      <text:p text:style-name="Definition_20_Term"><text:span text:style-name="T7">Version</text:span><text:span text:style-name="T8"> </text:span><text:span text:style-name="T9">Control</text:span></text:p>
      <text:p text:style-name="Definition_20_Definition">Git - GitHub - Bitbucket</text:p>
      <text:p text:style-name="Definition_20_Term"><text:span text:style-name="T10">Applications</text:span></text:p>
      <text:p text:style-name="Definition_20_Definition">Chrome DevTools - Sublime2 - Terminal - Xcode - GitHub - Photoshop</text:p>
      <text:h text:style-name="Heading_20_2" text:outline-level="2">Advanced Capabilities</text:h>
      <text:p text:style-name="Definition_20_Term"><text:span text:style-name="T11">Javascript</text:span><text:span text:style-name="T12"> </text:span><text:span text:style-name="T13">MVC/MV*</text:span></text:p>
      <text:p text:style-name="Definition_20_Definition">Production of single page web apps from a variety of frameworks</text:p>
      <text:p text:style-name="Definition_20_Term"><text:span text:style-name="T14">Browser</text:span><text:span text:style-name="T15"> </text:span><text:span text:style-name="T16">Animation</text:span></text:p>
      <text:p text:style-name="Definition_20_Definition">Complex DOM animation with fluid frame rates and 3D effects, with bouncy easing, across Android 2-4, iPhone, iPad, and desktop browsers.</text:p>
      <text:p text:style-name="Definition_20_Term"><text:span text:style-name="T17">Touch</text:span><text:span text:style-name="T18"> </text:span><text:span text:style-name="T19">and</text:span><text:span text:style-name="T20"> </text:span><text:span text:style-name="T21">other</text:span><text:span text:style-name="T22"> </text:span><text:span text:style-name="T23">DOM</text:span><text:span text:style-name="T24"> </text:span><text:span text:style-name="T25">event</text:span><text:span text:style-name="T26"> </text:span><text:span text:style-name="T27">control</text:span></text:p>
      <text:p text:style-name="Definition_20_Definition">Optimized user experience between touch and mouse interfaces, for snappy, predictable, and draggable interaction.</text:p>
      <text:p text:style-name="Definition_20_Term"><text:span text:style-name="T28">Responsive</text:span><text:span text:style-name="T29"> </text:span><text:span text:style-name="T30">features</text:span></text:p>
      <text:p text:style-name="Definition_20_Definition">Fluid CSS, Media queries, Retina vs non-retina, js window resize and orientation handlers.</text:p>
      <text:p text:style-name="Definition_20_Term"><text:span text:style-name="T31">Mobile</text:span><text:span text:style-name="T32"> </text:span><text:span text:style-name="T33">debugging</text:span></text:p>
      <text:p text:style-name="Definition_20_Definition">Solutions for bugs, and merging APIs and behaviors between Android stock 2-4, Android Chrome, and iOs for issues concerning scroll, forms, softkeyboard, and URL bar.</text:p>
      <text:h text:style-name="Heading_20_2" text:outline-level="2">Professional Development</text:h>
      <text:h text:style-name="Heading_20_3" text:outline-level="3">Viggle Inc. - Senior Web / Javascript Engineer, April 2013 - Present</text:h>
      <text:list text:style-name="L2">
        <text:list-item>
          <text:p text:style-name="P2">Architecting an AngularJs HTML5 app within a hybrid iPad app with transactional functionality.</text:p>
        </text:list-item>
        <text:list-item>
          <text:p text:style-name="P2">Directing and merging code contributions.</text:p>
        </text:list-item>
        <text:list-item>
          <text:p text:style-name="P2">Coordinating production deployment.</text:p>
        </text:list-item>
        <text:list-item>
          <text:p text:style-name="P2">Estimating tasks, researching technology, and planning for future initiatives.</text:p>
        </text:list-item>
      </text:list>
      <text:h text:style-name="Heading_20_3" text:outline-level="3">inPerson.in / Blaboid Inc. - Entrepreneur, November 2010 - Present</text:h>
      <text:list text:style-name="L3">
        <text:list-item>
          <text:p text:style-name="P3">Launching a privacy focused social networking platform for finding people to meet in person to do activities or have conversations.</text:p>
        </text:list-item>
        <text:list-item>
          <text:p text:style-name="P3">Performing business coordination with lawyer, accountant, and consultants.</text:p>
        </text:list-item>
        <text:list-item>
          <text:p text:style-name="P3">Developing the platform, consisting of a single page HTML5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4">
        <text:list-item>
          <text:p text:style-name="P4">Serving E-commerce clients such as Lowe’s Home Improvement.</text:p>
        </text:list-item>
        <text:list-item>
          <text:p text:style-name="P4">Doing agile with daily scrum calls, sprint planning/review, and demos for executive product owners.</text:p>
        </text:list-item>
        <text:list-item>
          <text:p text:style-name="P4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5">
        <text:list-item>
          <text:p text:style-name="P5">The Doctor Oz TV Show</text:p>
        </text:list-item>
        <text:list-item>
          <text:p text:style-name="P5">MIT University</text:p>
        </text:list-item>
        <text:list-item>
          <text:p text:style-name="P5">Penguin publishers</text:p>
        </text:list-item>
        <text:list-item>
          <text:p text:style-name="P5">Book Of Cool</text:p>
        </text:list-item>
        <text:list-item>
          <text:p text:style-name="P5">Squabbler</text:p>
        </text:list-item>
        <text:list-item>
          <text:p text:style-name="P5">Sharecare</text:p>
        </text:list-item>
        <text:list-item>
          <text:p text:style-name="P5">Leap4Life</text:p>
        </text:list-item>
      </text:list>
      <text:h text:style-name="Heading_20_3" text:outline-level="3">Rail Europe - Web designer, 2006 - October 2010</text:h>
      <text:list text:style-name="L6">
        <text:list-item>
          <text:p text:style-name="P6">developing mobile and desktop web front end</text:p>
        </text:list-item>
      </text:list>
      <text:h text:style-name="Heading_20_3" text:outline-level="3">Epoch - Audio Engineer/Guitarist, 2005 - 2006</text:h>
      <text:list text:style-name="L7">
        <text:list-item>
          <text:p text:style-name="P7">assembling and programming a technology platform for the band's improvisational electronic music</text:p>
        </text:list-item>
        <text:list-item>
          <text:p text:style-name="P7">building the band's website</text:p>
        </text:list-item>
      </text:list>
      <text:h text:style-name="Heading_20_3" text:outline-level="3">Regeneron Pharmaceuticals - Graphic designer, 2000-2005</text:h>
      <text:list text:style-name="L8">
        <text:list-item>
          <text:p text:style-name="P8">Designing logos, banners, posters, fliers and presentation materials</text:p>
        </text:list-item>
        <text:list-item>
          <text:p text:style-name="P8">Preparing images for patent submission</text:p>
        </text:list-item>
        <text:list-item>
          <text:p text:style-name="P8">Formatting scientific imagery for publication</text:p>
        </text:list-item>
      </text:list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